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b38d" officeooo:paragraph-rsid="0008b38d"/>
    </style:style>
    <style:style style:name="P2" style:family="paragraph" style:parent-style-name="Standard">
      <style:text-properties style:text-underline-style="solid" style:text-underline-width="auto" style:text-underline-color="font-color" officeooo:rsid="0008b38d" officeooo:paragraph-rsid="0008b38d"/>
    </style:style>
    <style:style style:name="P3" style:family="paragraph" style:parent-style-name="Standard">
      <style:text-properties officeooo:rsid="000bb1fe" officeooo:paragraph-rsid="000bb1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1">WACG 2.0 </text:span><text:s text:c="10"/><text:span text:style-name="T1">WACG 2.1 </text:span></text:p>
      <text:p text:style-name="P1"/>
      <text:p text:style-name="P1"><text:span text:style-name="T1">A</text:span><text:tab/><text:tab/><text:tab/><text:span text:style-name="T2">25</text:span><text:tab/><text:tab/><text:span text:style-name="T2">5</text:span></text:p>
      <text:p text:style-name="P1"/>
      <text:p text:style-name="P1"><text:span text:style-name="T1">AA</text:span><text:tab/><text:tab/><text:tab/><text:span text:style-name="T2">13</text:span><text:tab/><text:tab/><text:span text:style-name="T2">7</text:span></text:p>
      <text:p text:style-name="P2"/>
      <text:p text:style-name="P1"><text:span text:style-name="T1">AAA</text:span><text:tab/><text:tab/><text:tab/><text:span text:style-name="T2">23</text:span><text:tab/><text:tab/><text:span text:style-name="T2">5</text:span></text:p>
      <text:p text:style-name="P1"><text:span text:style-name="T2"/></text:p>
      <text:p text:style-name="P1"><text:span text:style-name="T2"/></text:p>
      <text:p text:style-name="P3"><text:span text:style-name="T2">TARGET_BLANK </text:span></text:p>
      <text:p text:style-name="P3"><text:span text:style-name="T2">ponerlo en titl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19:41:19.940000000</meta:creation-date>
    <dc:date>2022-01-21T20:34:53.458000000</dc:date>
    <meta:editing-duration>PT13M12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6" meta:word-count="17" meta:character-count="89" meta:non-whitespace-character-count="55"/>
  </office:meta>
</office:document-meta>
</file>